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300000054E20F2A2EA2CD33FD.png" manifest:media-type="image/png"/>
  <manifest:file-entry manifest:full-path="Pictures/1000020100000246000000F5CF97DE305DF66E78.png" manifest:media-type="image/png"/>
  <manifest:file-entry manifest:full-path="Pictures/1000020100000679000001A1F0A3490EF7617C68.png" manifest:media-type="image/png"/>
  <manifest:file-entry manifest:full-path="Pictures/10000201000000BD000001110A9C9BFA6A53BE57.png" manifest:media-type="image/png"/>
  <manifest:file-entry manifest:full-path="Pictures/10000201000001C00000030898E10CDFD2D82268.png" manifest:media-type="image/png"/>
  <manifest:file-entry manifest:full-path="Pictures/10000201000007AF0000004B1978CCA2139AB622.png" manifest:media-type="image/png"/>
  <manifest:file-entry manifest:full-path="Pictures/10000201000003180000001C66F5F592A56477AE.png" manifest:media-type="image/png"/>
  <manifest:file-entry manifest:full-path="Pictures/1000020100000067000000572F30B0C244B54440.png" manifest:media-type="image/png"/>
  <manifest:file-entry manifest:full-path="Pictures/100002010000004B000005044857AF46AE9A2164.png" manifest:media-type="image/png"/>
  <manifest:file-entry manifest:full-path="Pictures/100002010000001C000000623DB5DF291E1B4BCC.png" manifest:media-type="image/png"/>
  <manifest:file-entry manifest:full-path="Pictures/10000201000003180000001CAACD287086EA1121.png" manifest:media-type="image/png"/>
  <manifest:file-entry manifest:full-path="Pictures/1000020100000226000001722BB8748E82A7AAB0.png" manifest:media-type="image/png"/>
  <manifest:file-entry manifest:full-path="Pictures/1000020100000067000000572B3CBDD783DB19AE.png" manifest:media-type="image/png"/>
  <manifest:file-entry manifest:full-path="Pictures/1000020100000053000000547DCE545725EF32A4.png" manifest:media-type="image/png"/>
  <manifest:file-entry manifest:full-path="Pictures/1000020100000050000000514523CC8834827140.png" manifest:media-type="image/png"/>
  <manifest:file-entry manifest:full-path="Pictures/10000201000001070000015B8640D53634C91931.png" manifest:media-type="image/png"/>
  <manifest:file-entry manifest:full-path="Pictures/10000201000000500000005062CE7CBB62C60C3E.png" manifest:media-type="image/png"/>
  <manifest:file-entry manifest:full-path="Pictures/10000201000000530000005435A686266E1E28A9.png" manifest:media-type="image/png"/>
  <manifest:file-entry manifest:full-path="Pictures/100002010000001C00000062F02E68691297ECB1.png" manifest:media-type="image/png"/>
  <manifest:file-entry manifest:full-path="Pictures/10000201000000ED000000E322332D20D4326DCA.png" manifest:media-type="image/png"/>
  <manifest:file-entry manifest:full-path="Pictures/10000201000001020000015E338BD4AC878A774B.png" manifest:media-type="image/png"/>
  <manifest:file-entry manifest:full-path="Pictures/100002010000001C00000062537C350011342F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e000" draw:opacity="28%"/>
    </style:style>
    <style:style style:name="gr4" style:family="graphic" style:parent-style-name="standard">
      <style:graphic-properties draw:stroke="solid" svg:stroke-width="0.035cm" svg:stroke-color="#000000" svg:stroke-opacity="28%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08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3366ff"/>
    </style:style>
    <style:style style:name="gr8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none" draw:fill="solid" draw:fill-color="#ff0000"/>
    </style:style>
    <style:style style:name="gr10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12" style:family="graphic" style:parent-style-name="standard">
      <style:graphic-properties draw:stroke="none" draw:fill="solid" draw:fill-color="#00e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92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52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8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99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ffffff" draw:opacity="66%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234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0000ff" draw:opacity="28%"/>
    </style:style>
    <style:style style:name="gr20" style:family="graphic" style:parent-style-name="standard">
      <style:graphic-properties draw:stroke="solid" svg:stroke-width="0.026cm" svg:stroke-color="#4a7ebb" svg:stroke-opacity="28%" draw:stroke-linejoin="round" svg:stroke-linecap="butt" draw:fill="none" fo:padding-top="0.013cm" fo:padding-bottom="0.013cm" fo:padding-left="0.013cm" fo:padding-right="0.013cm"/>
    </style:style>
    <style:style style:name="gr21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4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7" style:family="graphic" style:parent-style-name="standard">
      <style:graphic-properties draw:stroke="none" draw:fill="solid" draw:fill-color="#ff0000" draw:opacity="28%"/>
    </style:style>
    <style:style style:name="gr28" style:family="graphic" style:parent-style-name="standard">
      <style:graphic-properties draw:stroke="solid" svg:stroke-width="0.07cm" svg:stroke-color="#0070c0" draw:stroke-linejoin="round" svg:stroke-linecap="butt" draw:fill="none" fo:padding-top="0.035cm" fo:padding-bottom="0.035cm" fo:padding-left="0.035cm" fo:padding-right="0.03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9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5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e000" draw:opacity="28%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solid" draw:fill-color="#3366ff"/>
    </style:style>
    <style:style style:name="P8" style:family="paragraph">
      <loext:graphic-properties draw:fill="solid" draw:fill-color="#ff0000"/>
    </style:style>
    <style:style style:name="P9" style:family="paragraph">
      <loext:graphic-properties draw:fill="solid" draw:fill-color="#00e000"/>
    </style:style>
    <style:style style:name="P10" style:family="paragraph">
      <loext:graphic-properties draw:fill="solid" draw:fill-color="#ffffff" draw:opacity="66%"/>
    </style:style>
    <style:style style:name="P11" style:family="paragraph">
      <loext:graphic-properties draw:fill="solid" draw:fill-color="#0000ff" draw:opacity="28%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solid" draw:fill-color="#ff0000" draw:opacity="28%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style:style style:name="T5" style:family="text">
      <style:text-properties fo:color="#3366ff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3.092cm" svg:height="4.079cm" svg:x="12.053cm" svg:y="6.397cm">
          <draw:image xlink:href="Pictures/10000201000001070000015B8640D53634C91931.png" xlink:type="simple" xlink:show="embed" xlink:actuate="onLoad">
            <text:p/>
          </draw:image>
        </draw:frame>
        <draw:path draw:style-name="gr3" draw:text-style-name="P3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path draw:style-name="gr4" draw:text-style-name="P2" draw:layer="layout" svg:width="2.803cm" svg:height="3.787cm" svg:x="12.198cm" svg:y="6.483cm" svg:viewBox="0 0 2804 3788" svg:d="M179 1437c380-1014 1234-1633 1909-1381 675 251 915 1278 537 2293-378 1016-1232 1634-1907 1383-676-252-917-1280-539-2295z">
          <text:p/>
        </draw:path>
        <draw:frame draw:style-name="gr2" draw:text-style-name="P2" draw:layer="layout" svg:width="23.129cm" svg:height="0.881cm" svg:x="1.023cm" svg:y="16.416cm">
          <draw:image xlink:href="Pictures/10000201000007AF0000004B1978CCA2139AB622.png" xlink:type="simple" xlink:show="embed" xlink:actuate="onLoad">
            <text:p/>
          </draw:image>
        </draw:frame>
        <draw:path draw:style-name="gr5" draw:text-style-name="P4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2" draw:text-style-name="P2" draw:layer="layout" svg:width="0.881cm" svg:height="15.098cm" svg:x="0.717cm" svg:y="1.858cm">
          <draw:image xlink:href="Pictures/100002010000004B000005044857AF46AE9A2164.png" xlink:type="simple" xlink:show="embed" xlink:actuate="onLoad">
            <text:p/>
          </draw:image>
        </draw:frame>
        <draw:path draw:style-name="gr5" draw:text-style-name="P4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6" draw:text-style-name="P6" draw:layer="layout" svg:width="5.082cm" svg:height="0.746cm" svg:x="1.53cm" svg:y="2.609cm">
          <draw:text-box>
            <text:p text:style-name="P5"><text:span text:style-name="T1">environmental</text:span><text:span text:style-name="T1"><text:tab/></text:span></text:p>
          </draw:text-box>
        </draw:frame>
        <draw:frame draw:style-name="gr2" draw:text-style-name="P2" draw:layer="layout" svg:width="1.21cm" svg:height="1.022cm" svg:x="6.338cm" svg:y="12.724cm">
          <draw:image xlink:href="Pictures/1000020100000067000000572F30B0C244B54440.png" xlink:type="simple" xlink:show="embed" xlink:actuate="onLoad">
            <text:p/>
          </draw:image>
        </draw:frame>
        <draw:polygon draw:style-name="gr7" draw:text-style-name="P7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polygon draw:style-name="gr8" draw:text-style-name="P2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frame draw:style-name="gr2" draw:text-style-name="P2" draw:layer="layout" svg:width="0.94cm" svg:height="0.952cm" svg:x="6.338cm" svg:y="10.383cm">
          <draw:image xlink:href="Pictures/1000020100000050000000514523CC8834827140.png" xlink:type="simple" xlink:show="embed" xlink:actuate="onLoad">
            <text:p/>
          </draw:image>
        </draw:frame>
        <draw:polygon draw:style-name="gr9" draw:text-style-name="P8" draw:layer="layout" svg:width="0.627cm" svg:height="0.635cm" svg:x="6.492cm" svg:y="10.481cm" svg:viewBox="0 0 628 636" draw:points="0,636 628,636 628,0 0,0">
          <text:p/>
        </draw:polygon>
        <draw:polygon draw:style-name="gr8" draw:text-style-name="P2" draw:layer="layout" svg:width="0.627cm" svg:height="0.635cm" svg:x="6.492cm" svg:y="10.481cm" svg:viewBox="0 0 628 636" draw:points="0,0 628,0 628,636 0,636">
          <text:p/>
        </draw:polygon>
        <draw:frame draw:style-name="gr2" draw:text-style-name="P2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10" draw:text-style-name="P2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2" draw:text-style-name="P2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11" draw:text-style-name="P2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2" draw:text-style-name="P2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12" draw:text-style-name="P9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8" draw:text-style-name="P2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2" draw:text-style-name="P2" draw:layer="layout" svg:width="1.21cm" svg:height="1.022cm" svg:x="15.934cm" svg:y="3.657cm">
          <draw:image xlink:href="Pictures/1000020100000067000000572B3CBDD783DB19AE.png" xlink:type="simple" xlink:show="embed" xlink:actuate="onLoad">
            <text:p/>
          </draw:image>
        </draw:frame>
        <draw:polygon draw:style-name="gr7" draw:text-style-name="P7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8" draw:text-style-name="P2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13" draw:text-style-name="P6" draw:layer="layout" svg:width="1.928cm" svg:height="0.746cm" svg:x="1.53cm" svg:y="3.362cm">
          <draw:text-box>
            <text:p text:style-name="P5"><text:span text:style-name="T1">system</text:span></text:p>
          </draw:text-box>
        </draw:frame>
        <draw:frame draw:style-name="gr2" draw:text-style-name="P2" draw:layer="layout" svg:width="0.975cm" svg:height="0.987cm" svg:x="16.051cm" svg:y="4.704cm">
          <draw:image xlink:href="Pictures/1000020100000053000000547DCE545725EF32A4.png" xlink:type="simple" xlink:show="embed" xlink:actuate="onLoad">
            <text:p/>
          </draw:image>
        </draw:frame>
        <draw:path draw:style-name="gr12" draw:text-style-name="P9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8" draw:text-style-name="P2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14" draw:text-style-name="P6" draw:layer="layout" svg:width="3.528cm" svg:height="0.746cm" svg:x="17.728cm" svg:y="3.67cm">
          <draw:text-box>
            <text:p text:style-name="P5"><text:span text:style-name="T1">observations</text:span></text:p>
          </draw:text-box>
        </draw:frame>
        <draw:frame draw:style-name="gr2" draw:text-style-name="P2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9" draw:text-style-name="P8" draw:layer="layout" svg:width="0.627cm" svg:height="0.635cm" svg:x="16.268cm" svg:y="5.992cm" svg:viewBox="0 0 628 636" draw:points="0,636 628,636 628,0 0,0">
          <text:p/>
        </draw:polygon>
        <draw:polygon draw:style-name="gr8" draw:text-style-name="P2" draw:layer="layout" svg:width="0.627cm" svg:height="0.635cm" svg:x="16.268cm" svg:y="5.992cm" svg:viewBox="0 0 628 636" draw:points="0,0 628,0 628,636 0,636">
          <text:p/>
        </draw:polygon>
        <draw:frame draw:style-name="gr15" draw:text-style-name="P6" draw:layer="layout" svg:width="2.182cm" svg:height="0.746cm" svg:x="17.905cm" svg:y="4.771cm">
          <draw:text-box>
            <text:p text:style-name="P5"><text:span text:style-name="T1">forecast</text:span></text:p>
          </draw:text-box>
        </draw:frame>
        <draw:frame draw:style-name="gr16" draw:text-style-name="P6" draw:layer="layout" svg:width="2.199cm" svg:height="0.746cm" svg:x="17.865cm" svg:y="5.875cm">
          <draw:text-box>
            <text:p text:style-name="P5"><text:span text:style-name="T1">analysis</text:span></text:p>
          </draw:text-box>
        </draw:frame>
        <draw:polygon draw:style-name="gr17" draw:text-style-name="P10" draw:layer="layout" svg:width="2.549cm" svg:height="1.083cm" svg:x="1.668cm" svg:y="12.624cm" svg:viewBox="0 0 2550 1084" draw:points="0,1084 2550,1084 2550,0 0,0">
          <text:p/>
        </draw:polygon>
        <draw:frame draw:style-name="gr18" draw:text-style-name="P6" draw:layer="layout" svg:width="1.234cm" svg:height="0.746cm" svg:x="22.18cm" svg:y="15.846cm">
          <draw:text-box>
            <text:p text:style-name="P5"><text:span text:style-name="T1">time</text:span></text:p>
          </draw:text-box>
        </draw:frame>
        <draw:frame draw:style-name="gr2" draw:text-style-name="P2" draw:layer="layout" svg:width="2.786cm" svg:height="2.668cm" svg:x="5.574cm" svg:y="11.947cm">
          <draw:image xlink:href="Pictures/10000201000000ED000000E322332D20D4326DCA.png" xlink:type="simple" xlink:show="embed" xlink:actuate="onLoad">
            <text:p/>
          </draw:image>
        </draw:frame>
        <draw:path draw:style-name="gr19" draw:text-style-name="P11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path draw:style-name="gr20" draw:text-style-name="P2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frame draw:style-name="gr2" draw:text-style-name="P2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21" draw:text-style-name="P2" draw:layer="layout" svg:x1="6.709cm" svg:y1="16.422cm" svg:x2="6.709cm" svg:y2="17.281cm">
          <text:p/>
        </draw:line>
        <draw:frame draw:style-name="gr2" draw:text-style-name="P2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21" draw:text-style-name="P2" draw:layer="layout" svg:x1="13.762cm" svg:y1="16.376cm" svg:x2="13.762cm" svg:y2="17.236cm">
          <text:p/>
        </draw:line>
        <draw:frame draw:style-name="gr2" draw:text-style-name="P2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21" draw:text-style-name="P2" draw:layer="layout" svg:x1="21.517cm" svg:y1="16.422cm" svg:x2="21.517cm" svg:y2="17.281cm">
          <text:p/>
        </draw:line>
        <draw:frame draw:style-name="gr22" draw:text-style-name="P6" draw:layer="layout" svg:width="1.844cm" svg:height="0.746cm" svg:x="1.922cm" svg:y="12.771cm">
          <draw:text-box>
            <text:p text:style-name="P5"><text:span text:style-name="T2">model</text:span></text:p>
          </draw:text-box>
        </draw:frame>
        <draw:frame draw:style-name="gr23" draw:text-style-name="P6" draw:layer="layout" svg:width="0.634cm" svg:height="0.746cm" svg:x="13.201cm" svg:y="17.414cm">
          <draw:text-box>
            <text:p text:style-name="P5"><text:span text:style-name="T1">t</text:span></text:p>
          </draw:text-box>
        </draw:frame>
        <draw:frame draw:style-name="gr24" draw:text-style-name="P12" draw:layer="layout" svg:width="0.688cm" svg:height="0.496cm" svg:x="13.417cm" svg:y="17.768cm">
          <draw:text-box>
            <text:p text:style-name="P5"><text:span text:style-name="T3">k+1</text:span></text:p>
          </draw:text-box>
        </draw:frame>
        <draw:frame draw:style-name="gr23" draw:text-style-name="P6" draw:layer="layout" svg:width="0.634cm" svg:height="0.746cm" svg:x="6.418cm" svg:y="17.374cm">
          <draw:text-box>
            <text:p text:style-name="P5"><text:span text:style-name="T1">t</text:span></text:p>
          </draw:text-box>
        </draw:frame>
        <draw:frame draw:style-name="gr25" draw:text-style-name="P12" draw:layer="layout" svg:width="0.422cm" svg:height="0.496cm" svg:x="6.634cm" svg:y="17.728cm">
          <draw:text-box>
            <text:p text:style-name="P5"><text:span text:style-name="T3">k</text:span></text:p>
          </draw:text-box>
        </draw:frame>
        <draw:frame draw:style-name="gr23" draw:text-style-name="P6" draw:layer="layout" svg:width="0.634cm" svg:height="0.746cm" svg:x="20.929cm" svg:y="17.383cm">
          <draw:text-box>
            <text:p text:style-name="P5"><text:span text:style-name="T1">t</text:span></text:p>
          </draw:text-box>
        </draw:frame>
        <draw:frame draw:style-name="gr24" draw:text-style-name="P12" draw:layer="layout" svg:width="0.688cm" svg:height="0.496cm" svg:x="21.145cm" svg:y="17.737cm">
          <draw:text-box>
            <text:p text:style-name="P5"><text:span text:style-name="T3">k+2</text:span></text:p>
          </draw:text-box>
        </draw:frame>
        <draw:frame draw:style-name="gr2" draw:text-style-name="P2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21" draw:text-style-name="P2" draw:layer="layout" svg:x1="15.463cm" svg:y1="1.037cm" svg:x2="24.48cm" svg:y2="1.037cm">
          <text:p/>
        </draw:line>
        <draw:frame draw:style-name="gr2" draw:text-style-name="P2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21" draw:text-style-name="P2" draw:layer="layout" svg:x1="1.248cm" svg:y1="1.024cm" svg:x2="10.264cm" svg:y2="1.024cm">
          <text:p/>
        </draw:line>
        <draw:frame draw:style-name="gr2" draw:text-style-name="P2" draw:layer="layout" svg:width="3.033cm" svg:height="4.115cm" svg:x="5.092cm" svg:y="4.48cm">
          <draw:image xlink:href="Pictures/10000201000001020000015E338BD4AC878A774B.png" xlink:type="simple" xlink:show="embed" xlink:actuate="onLoad">
            <text:p/>
          </draw:image>
        </draw:frame>
        <draw:path draw:style-name="gr3" draw:text-style-name="P3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26" draw:text-style-name="P2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frame draw:style-name="gr2" draw:text-style-name="P2" draw:layer="layout" svg:width="2.222cm" svg:height="3.209cm" svg:x="5.703cm" svg:y="9.231cm">
          <draw:image xlink:href="Pictures/10000201000000BD000001110A9C9BFA6A53BE57.png" xlink:type="simple" xlink:show="embed" xlink:actuate="onLoad">
            <text:p/>
          </draw:image>
        </draw:frame>
        <draw:path draw:style-name="gr27" draw:text-style-name="P13" draw:layer="layout" svg:width="1.925cm" svg:height="2.914cm" svg:x="5.853cm" svg:y="9.317cm" svg:viewBox="0 0 1926 2915" svg:d="M214 1140c334-786 941-1280 1355-1104s478 956 144 1741c-333 785-941 1279-1354 1103-414-176-479-955-145-1740z">
          <text:p/>
        </draw:path>
        <draw:path draw:style-name="gr26" draw:text-style-name="P2" draw:layer="layout" svg:width="1.925cm" svg:height="2.914cm" svg:x="5.853cm" svg:y="9.317cm" svg:viewBox="0 0 1926 2915" svg:d="M214 1140c334-786 941-1280 1355-1104s478 956 144 1741c-333 785-940 1279-1354 1103s-479-955-145-1740z">
          <text:p/>
        </draw:path>
        <draw:frame draw:style-name="gr2" draw:text-style-name="P2" draw:layer="layout" svg:width="19.484cm" svg:height="4.903cm" svg:x="2.023cm" svg:y="11.653cm">
          <draw:image xlink:href="Pictures/1000020100000679000001A1F0A3490EF7617C68.png" xlink:type="simple" xlink:show="embed" xlink:actuate="onLoad">
            <text:p/>
          </draw:image>
        </draw:frame>
        <draw:path draw:style-name="gr28" draw:text-style-name="P2" draw:layer="layout" svg:width="19.228cm" svg:height="4.579cm" svg:x="2.151cm" svg:y="11.755cm" svg:viewBox="0 0 19229 4580" svg:d="M0 4580c401-23 802-47 1236-156s1051-322 1368-499c317-176 328-291 534-561 206-269 501-747 701-1058 201-312 240-499 501-810 262-312 529-820 1068-1059 540-239 1441-301 2171-374 729-73 1380-62 2203-62 824 0 2738 62 2738 62l2370 62c767 11 2236 0 2236 0h2103">
          <text:p/>
        </draw:path>
        <draw:frame draw:style-name="gr2" draw:text-style-name="P2" draw:layer="layout" svg:width="6.843cm" svg:height="2.88cm" svg:x="6.985cm" svg:y="8.184cm">
          <draw:image xlink:href="Pictures/1000020100000246000000F5CF97DE305DF66E78.png" xlink:type="simple" xlink:show="embed" xlink:actuate="onLoad">
            <text:p/>
          </draw:image>
        </draw:frame>
        <draw:path draw:style-name="gr10" draw:text-style-name="P2" draw:layer="layout" svg:width="6.557cm" svg:height="2.558cm" svg:x="7.133cm" svg:y="8.286cm" svg:viewBox="0 0 6558 2559" svg:d="M0 2559c218-205 435-409 631-580 195-170 270-278 540-443s838-438 1081-546 150-28 378-102c229-74 626-246 992-342 366-97 868-177 1207-239 339-63 829-136 829-136l900-171">
          <text:p/>
        </draw:path>
        <draw:frame draw:style-name="gr2" draw:text-style-name="P2" draw:layer="layout" svg:width="0.975cm" svg:height="0.987cm" svg:x="13.159cm" svg:y="7.879cm">
          <draw:image xlink:href="Pictures/100002010000005300000054E20F2A2EA2CD33FD.png" xlink:type="simple" xlink:show="embed" xlink:actuate="onLoad">
            <text:p/>
          </draw:image>
        </draw:frame>
        <draw:path draw:style-name="gr12" draw:text-style-name="P9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ath draw:style-name="gr8" draw:text-style-name="P2" draw:layer="layout" svg:width="0.667cm" svg:height="0.677cm" svg:x="13.311cm" svg:y="7.972cm" svg:viewBox="0 0 668 678" svg:d="M0 338c0-187 150-338 334-338 185 0 334 151 334 338 0 188-149 340-334 340-184 0-334-152-334-340z">
          <text:p/>
        </draw:path>
        <draw:polygon draw:style-name="gr17" draw:text-style-name="P10" draw:layer="layout" svg:width="2.549cm" svg:height="1.083cm" svg:x="4.093cm" svg:y="14.796cm" svg:viewBox="0 0 2550 1084" draw:points="0,1084 2550,1084 2550,0 0,0">
          <text:p/>
        </draw:polygon>
        <draw:frame draw:style-name="gr29" draw:text-style-name="P14" draw:layer="layout" svg:width="3.914cm" svg:height="1.157cm" svg:x="11.014cm" svg:y="0.413cm">
          <draw:text-box>
            <text:p text:style-name="P5"><text:span text:style-name="T4">Filtering</text:span></text:p>
          </draw:text-box>
        </draw:frame>
        <draw:frame draw:style-name="gr30" draw:text-style-name="P6" draw:layer="layout" svg:width="1.522cm" svg:height="0.746cm" svg:x="4.347cm" svg:y="14.944cm">
          <draw:text-box>
            <text:p text:style-name="P5"><text:span text:style-name="T5">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7T16:43:27.106968402</dc:date>
    <meta:editing-duration>PT2M8S</meta:editing-duration>
    <meta:editing-cycles>6</meta:editing-cycles>
    <meta:document-statistic meta:object-count="73"/>
  </office:meta>
</office:document-meta>
</file>